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A000002EC708FCB41.png" manifest:media-type="image/png"/>
  <manifest:file-entry manifest:full-path="Pictures/1000000100000780000003D0364407BA.png" manifest:media-type="image/png"/>
  <manifest:file-entry manifest:full-path="Pictures/10000001000003C30000032FA10A7C26.png" manifest:media-type="image/png"/>
  <manifest:file-entry manifest:full-path="Pictures/100000010000050200000325A43C1D64.png" manifest:media-type="image/png"/>
  <manifest:file-entry manifest:full-path="Pictures/100000010000027F0000033FDA50EAE8.png" manifest:media-type="image/png"/>
  <manifest:file-entry manifest:full-path="Pictures/10000001000003C300000323AC3009F9.png" manifest:media-type="image/png"/>
  <manifest:file-entry manifest:full-path="Pictures/1000000100000323000002EAE0F06F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9c2" officeooo:paragraph-rsid="000df9c2"/>
    </style:style>
    <style:style style:name="P2" style:family="paragraph" style:parent-style-name="Standard">
      <style:paragraph-properties fo:break-before="page"/>
      <style:text-properties officeooo:rsid="000df9c2" officeooo:paragraph-rsid="000df9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032cm" svg:y="0.099cm" svg:width="13.813cm" svg:height="19.793cm" draw:z-index="0"><draw:image xlink:href="Pictures/100000010000020A000002EC708FCB41.png" xlink:type="simple" xlink:show="embed" xlink:actuate="onLoad" draw:mime-type="image/png"/></draw:frame></text:p>
      <text:p text:style-name="P2"><draw:frame draw:style-name="fr1" draw:name="Imagen3" text:anchor-type="char" svg:x="0.097cm" svg:y="11.506cm" svg:width="17cm" svg:height="14.386cm" draw:z-index="2"><draw:image xlink:href="Pictures/10000001000003C30000032FA10A7C26.png" xlink:type="simple" xlink:show="embed" xlink:actuate="onLoad" draw:mime-type="image/png"/></draw:frame><draw:frame draw:style-name="fr1" draw:name="Imagen2" text:anchor-type="char" svg:x="0.097cm" svg:y="0.131cm" svg:width="17cm" svg:height="10.945cm" draw:z-index="1"><draw:image xlink:href="Pictures/100000010000050200000325A43C1D64.png" xlink:type="simple" xlink:show="embed" xlink:actuate="onLoad" draw:mime-type="image/png"/></draw:frame></text:p>
      <text:p text:style-name="P1"><draw:frame draw:style-name="fr1" draw:name="Imagen4" text:anchor-type="char" svg:x="0cm" svg:y="-1.824cm" svg:width="17cm" svg:height="14.176cm" draw:z-index="3"><draw:image xlink:href="Pictures/10000001000003C300000323AC3009F9.png" xlink:type="simple" xlink:show="embed" xlink:actuate="onLoad" draw:mime-type="image/png"/></draw:frame><draw:frame draw:style-name="fr1" draw:name="Imagen5" text:anchor-type="char" svg:x="0cm" svg:y="12.351cm" svg:width="17cm" svg:height="15.792cm" draw:z-index="4"><draw:image xlink:href="Pictures/1000000100000323000002EAE0F06F8B.png" xlink:type="simple" xlink:show="embed" xlink:actuate="onLoad" draw:mime-type="image/png"/></draw:frame><text:soft-page-break/></text:p>
      <text:p text:style-name="P2"><draw:frame draw:style-name="fr2" draw:name="Imagen6" text:anchor-type="char" svg:width="16.909cm" svg:height="21.989cm" draw:z-index="5"><draw:image xlink:href="Pictures/100000010000027F0000033FDA50EAE8.png" xlink:type="simple" xlink:show="embed" xlink:actuate="onLoad" draw:mime-type="image/png"/></draw:frame></text:p>
      <text:p text:style-name="P2"><draw:frame draw:style-name="fr3" draw:name="Imagen7" text:anchor-type="char" svg:width="17cm" svg:height="8.641cm" draw:z-index="6"><draw:image xlink:href="Pictures/1000000100000780000003D0364407BA.png" xlink:type="simple" xlink:show="embed" xlink:actuate="onLoad" draw:mime-type="image/png"/></draw:frame><draw:frame draw:style-name="fr4" draw:name="Imagen7 Copia 1" text:anchor-type="char" svg:width="17cm" svg:height="8.641cm" draw:z-index="7"><draw:image xlink:href="Pictures/1000000100000780000003D0364407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08:45:24.319324600</meta:creation-date>
    <meta:generator>LibreOffice/25.2.5.2$Windows_X86_64 LibreOffice_project/03d19516eb2e1dd5d4ccd751a0d6f35f35e08022</meta:generator>
    <dc:date>2025-09-12T09:19:46.766568900</dc:date>
    <meta:editing-duration>PT23M14S</meta:editing-duration>
    <meta:editing-cycles>2</meta:editing-cycles>
    <meta:document-statistic meta:table-count="0" meta:image-count="8" meta:object-count="0" meta:page-count="5" meta:paragraph-count="0" meta:word-count="0" meta:character-count="0" meta:non-whitespace-character-count="0"/>
  </office:meta>
</office:document-meta>
</file>